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as-char" svg:width="5.5209in" svg:height="1.1146in" draw:z-index="0"><draw:image xlink:href="https://chatgpt.com/backend-api/estuary/content?id=file_00000000e4f07208add6ff3f784f8603&amp;ts=494067&amp;p=fs&amp;cid=1&amp;sig=1307af0e0ff7ab4910d81122c1c60c348ca6049e14bba6e04c4c8323b115c916&amp;v=0" xlink:type="simple" xlink:show="embed" xlink:actuate="onLoad"/><svg:title>image(33).png</svg:title></draw:frame></text:p>
      <text:section text:style-name="Sect1" text:name="_r_cb8_">
        <text:p text:style-name="P1">does this router gives access to extraction of wifi csi data</text:p>
      </text:section>
      <text:p text:style-name="Text_20_body">It looks like an <text:span text:style-name="Strong_20_Emphasis">ASUS RT-AX59U</text:span>.</text:p>
      <text:p text:style-name="Text_20_body"><text:span text:style-name="Strong_20_Emphasis">Answer:</text:span> not <text:span text:style-name="Strong_20_Emphasis">out of the box</text:span>. I could not find any ASUS-documented feature, API, or menu for <text:span text:style-name="Strong_20_Emphasis">Wi-Fi CSI extraction</text:span> on the RT-AX59U’s stock firmware; the official tech-specs and support pages list normal router features, and “CSI” does not appear there. </text:p>
      <text:p text:style-name="Text_20_body">That said, this router is interesting for CSI work because the RT-AX59U is listed by OpenWrt as a <text:span text:style-name="Strong_20_Emphasis">MediaTek Filogic 830</text:span> device, and OpenWrt has builds for it. Community CSI tools now exist for <text:span text:style-name="Strong_20_Emphasis">MediaTek mt76 chipsets on OpenWrt</text:span>, but they require a <text:span text:style-name="Strong_20_Emphasis">patched mt76 driver/kernel</text:span>; one such toolkit explicitly says <text:span text:style-name="Strong_20_Emphasis">stock OpenWrt does not include the CSI buffering layer</text:span> and that the driver must be patched first. </text:p>
      <text:p text:style-name="Text_20_body">So the practical answer is:</text:p>
      <text:list text:style-name="L1">
        <text:list-item>
          <text:p text:style-name="P3"><text:span text:style-name="Strong_20_Emphasis">Stock ASUS firmware:</text:span> <text:span text:style-name="Strong_20_Emphasis">No documented CSI extraction support.</text:span> </text:p>
        </text:list-item>
        <text:list-item>
          <text:p text:style-name="P2"><text:span text:style-name="Strong_20_Emphasis">Custom firmware / research setup:</text:span> <text:span text:style-name="Strong_20_Emphasis">Possibly yes</text:span>, but only with <text:span text:style-name="Strong_20_Emphasis">OpenWrt + CSI patches/tools</text:span>, and I did <text:span text:style-name="Strong_20_Emphasis">not</text:span> find a source saying the <text:span text:style-name="Strong_20_Emphasis">RT-AX59U itself</text:span> is already a well-tested plug-and-play CSI platform. The recent toolkit I found was tested on another MediaTek/OpenWrt device, not this exact router. </text:p>
        </text:list-item>
      </text:list>
      <text:p text:style-name="Text_20_body">If your goal is CSI sensing or research, I would treat the RT-AX59U as a <text:span text:style-name="Strong_20_Emphasis">“maybe, with hacking”</text:span> option, not a guaranteed easy one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13T09:45:49.656312122</meta:creation-date>
    <dc:date>2026-05-13T09:45:59.463005016</dc:date>
    <meta:editing-duration>PT10S</meta:editing-duration>
    <meta:editing-cycles>1</meta:editing-cycles>
    <meta:document-statistic meta:table-count="0" meta:image-count="1" meta:object-count="0" meta:page-count="1" meta:paragraph-count="9" meta:word-count="212" meta:character-count="1259" meta:non-whitespace-character-count="1053"/>
    <meta:generator>LibreOffice/24.2.7.2$Linux_X86_64 LibreOffice_project/420$Build-2</meta:generator>
  </office:meta>
</office:document-meta>
</file>